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6"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6">* * *</text:p>
      <text:p text:style-name="P15"/>
      <text:p text:style-name="P15"><text:s text:c="5"/>In 1920 Chicago, Chief came out of the vortex. <text:span text:style-name="T101">He looked around. No one had seen him. Chief breathed a sigh of relief.</text:span></text:p>
      <text:p text:style-name="P15"><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5"><text:s text:c="5"/><text:span text:style-name="T103">Chief looked at his time watch and calibrated it. A beeping noise emanated from the device. </text:span><text:span text:style-name="T104">He was there to track someone, but who?</text:span></text:p>
      <text:p text:style-name="P15"><text:s text:c="5"/><text:span text:style-name="T104">Since there was no way of knowing who Chief was tracking, he decided to go into it bl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8:56:26.649000000</dc:date>
    <meta:editing-cycles>114</meta:editing-cycles>
    <meta:generator>LibreOffice/7.4.0.3$Windows_X86_64 LibreOffice_project/f85e47c08ddd19c015c0114a68350214f7066f5a</meta:generator>
    <meta:editing-duration>PT2H35M19S</meta:editing-duration>
    <meta:document-statistic meta:table-count="0" meta:image-count="0" meta:object-count="0" meta:page-count="14" meta:paragraph-count="189" meta:word-count="3527" meta:character-count="19489" meta:non-whitespace-character-count="15253"/>
  </office:meta>
</office:document-meta>
</file>